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Intro<text:tab/>2</text:p>
          <text:p text:style-name="P5">2Image prepare<text:tab/>2</text:p>
          <text:p text:style-name="P4">2.1Parting<text:tab/>2</text:p>
          <text:p text:style-name="P4">2.2bootline<text:tab/>2</text:p>
          <text:p text:style-name="P4">2.3Extending config.txt<text:tab/>2</text:p>
          <text:p text:style-name="P5">3Creating<text:tab/>3</text:p>
          <text:p text:style-name="P5">4First Install and Update<text:tab/>3</text:p>
          <text:p text:style-name="P5">5Audio Test<text:tab/>4</text:p>
          <text:p text:style-name="P5">6Prep 4 X<text:tab/>4</text:p>
          <text:p text:style-name="P5">7Add JRE<text:tab/>4</text:p>
          <text:p text:style-name="P5">8Links<text:tab/>5</text:p>
          <text:p text:style-name="P4">8.1alarm<text:tab/>5</text:p>
          <text:p text:style-name="P4">8.2Hints<text:tab/>5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Screen 800x480 and USB Audio Interface.</text:p>
      <text:p text:style-name="Text_20_body">Audio Interfaces are more stable in arch linux than in raspbian (why)</text:p>
      <text:p text:style-name="Text_20_body">Symtom: audacity sometimes stopps recording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max_usb_current=1<text:line-break/>hdmi_force_hotplug=1<text:line-break/><text:soft-pag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<text:soft-page-break/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<text:soft-page-break/>/usr/share/fonts</text:p>
      <text:p text:style-name="Text_20_body">contains something</text:p>
      <text:p text:style-name="Code">fc-list</text:p>
      <text:p text:style-name="Text_20_body">shows many fonts</text:p>
      <text:p text:style-name="Text_20_body"/>
      <text:h text:style-name="Heading_20_1" text:outline-level="1"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p text:style-name="Text_20_body"/>
      <text:p text:style-name="Text_20_body"/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p text:style-name="Text_20_body"/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13T19:58:59.10</dc:date>
    <meta:editing-duration>PT21H57M49S</meta:editing-duration>
    <meta:editing-cycles>44</meta:editing-cycles>
    <meta:generator>OpenOffice/4.1.5$Win32 OpenOffice.org_project/415m1$Build-9789</meta:generator>
    <meta:document-statistic meta:table-count="0" meta:image-count="0" meta:object-count="0" meta:page-count="6" meta:paragraph-count="137" meta:word-count="593" meta:character-count="3653"/>
  </office:meta>
</office:document-meta>
</file>